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385d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385d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385d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385d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385d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385d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385d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385d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385d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385d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385d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385d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385d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385d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385d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385d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385d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Bàrbara Lucìa Hernàndez Rìo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Bolivar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6/6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4842506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honny Orlando Hernàndez Mait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709194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45.77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8" meta:non-whitespace-character-count="1001"/>
    <meta:template xlink:type="simple" xlink:actuate="onRequest" xlink:title="Normal" xlink:href=""/>
  </office:meta>
</office:document-meta>
</file>